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sub>
          <mrow>
            <mo stretchy="false">〈</mo>
            <mrow>
              <mi>T</mi>
            </mrow>
            <mo stretchy="false">〉</mo>
          </mrow>
          <mrow>
            <mi>n</mi>
            <mi>l</mi>
          </mrow>
        </msub>
        <mo stretchy="false">=</mo>
        <mrow>
          <mo stretchy="false">−</mo>
          <mi/>
        </mrow>
      </mrow>
      <mfrac>
        <mn>1</mn>
        <mn>2</mn>
      </mfrac>
      <msub>
        <mrow>
          <mo stretchy="false">〈</mo>
          <mrow>
            <mi>V</mi>
          </mrow>
          <mo stretchy="false">〉</mo>
        </mrow>
        <mrow>
          <mi>n</mi>
          <mi>l</mi>
        </mrow>
      </msub>
    </mrow>
    <annotation encoding="StarMath 5.0">langle T rangle _{n l} = - ` 1 over 2 langle V rangle _{n l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5T23:37:01.800000000</meta:creation-date>
    <meta:generator>LibreOffice/4.1.4.2$Windows_x86 LibreOffice_project/0a0440ccc0227ad9829de5f46be37cfb6edcf72</meta:generator>
  </office:meta>
</office:document-meta>
</file>